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0.609cm"/>
    </style:style>
    <style:style style:name="Tableau1.B" style:family="table-column">
      <style:table-column-properties style:column-width="7.99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officeooo:rsid="000bedd4" officeooo:paragraph-rsid="000bedd4" fo:background-color="#ccccc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3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7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/>
          </table:table-cell>
          <table:table-cell table:style-name="Tableau1.B1" table:number-columns-spanned="5" office:value-type="string">
            <text:p text:style-name="P2">Date de l'ac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table:number-columns-spanned="3" office:value-type="string">
            <text:p text:style-name="Standard"><text:s/>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4"/>
          </table:table-cell>
          <table:covered-table-cell/>
          <table:covered-table-cell/>
          <table:table-cell table:style-name="Tableau1.D7" table:number-columns-spanned="2" office:value-type="string">
            <text:p text:style-name="P5">Total :</text:p>
          </table:table-cell>
          <table:covered-table-cell/>
          <table:table-cell table:style-name="Tableau1.F7" office:value-type="string">
            <text:p text:style-name="P5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5:55:02.300115657</dc:date>
    <meta:editing-duration>PT7H11M59S</meta:editing-duration>
    <meta:editing-cycles>128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17" meta:word-count="91" meta:character-count="584" meta:non-whitespace-character-count="536"/>
  </office:meta>
</office:document-meta>
</file>